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style:font-name="Brix Slab Regular"/>
    </style:style>
    <style:style style:name="P24" style:family="paragraph" style:parent-style-name="Text_20_body" style:list-style-name="L7">
      <style:text-properties style:font-name="Brix Slab Regular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er </text:span><text:span text:style-name="Strong_20_Emphasis"><text:span text:style-name="T1">senseBox ToF-Distanzsensor</text:span></text:span><text:span text:style-name="T1"> mit dem </text:span><text:span text:style-name="Strong_20_Emphasis"><text:span text:style-name="T1">VL53L8CX ToF (Time-of-Flight) Sensorelement</text:span></text:span><text:span text:style-name="T1"> ist ein hochmoderner Sensor, der zur präzisen Messung von Entfernungen und Bewegungen entwickelt wurde. Der VL53L8CX ist ein fortschrittlicher ToF-Sensor von STMicroelectronics, der Laserlicht verwendet, um die Zeit zu messen, die benötigt wird, um von einem Objekt reflektiert zu werden. Dies ermöglicht genaue und schnelle Distanzmessungen.</text:span></text:p>
      <text:h text:style-name="P2" text:outline-level="3">Ausführliches Datenblatt für den senseBox ToF-Distanzsensor (VL53L8CX)</text:h>
      <text:h text:style-name="P3" text:outline-level="4">Allgemeine Informationen</text:h>
      <text:list xml:id="list1214691030" text:style-name="L1">
        <text:list-item>
          <text:p text:style-name="P7"><text:span text:style-name="Strong_20_Emphasis"><text:span text:style-name="T1">Produktname:</text:span></text:span><text:span text:style-name="T1"> senseBox ToF-Distanzsensor</text:span></text:p>
        </text:list-item>
        <text:list-item>
          <text:p text:style-name="P7"><text:span text:style-name="Strong_20_Emphasis"><text:span text:style-name="T1">Sensorelement:</text:span></text:span><text:span text:style-name="T1"> VL53L8CX von STMicroelectronics</text:span></text:p>
        </text:list-item>
        <text:list-item>
          <text:p text:style-name="P6"><text:span text:style-name="Strong_20_Emphasis"><text:span text:style-name="T1">Einsatzbereiche:</text:span></text:span><text:span text:style-name="T1"> Abstandsmessung, Bewegungsverfolgung, Robotik, Gestenerkennung, industrielle Automatisierung</text:span></text:p>
        </text:list-item>
      </text:list>
      <text:h text:style-name="P3" text:outline-level="4">Technische Spezifikationen</text:h>
      <text:h text:style-name="P4" text:outline-level="5">Messung und Leistung</text:h>
      <text:list xml:id="list1439638513" text:style-name="L2">
        <text:list-item>
          <text:p text:style-name="P9"><text:span text:style-name="Strong_20_Emphasis"><text:span text:style-name="T1">Messprinzip:</text:span></text:span><text:span text:style-name="T1"> Time-of-Flight (ToF)</text:span></text:p>
        </text:list-item>
        <text:list-item>
          <text:p text:style-name="P9"><text:span text:style-name="Strong_20_Emphasis"><text:span text:style-name="T1">Messbereich:</text:span></text:span></text:p>
          <text:list>
            <text:list-item>
              <text:p text:style-name="P9"><text:span text:style-name="Strong_20_Emphasis"><text:span text:style-name="T1">Kurzdistanz:</text:span></text:span><text:span text:style-name="T1"> Bis zu 3 m</text:span></text:p>
            </text:list-item>
            <text:list-item>
              <text:p text:style-name="P9"><text:span text:style-name="Strong_20_Emphasis"><text:span text:style-name="T1">Langdistanz:</text:span></text:span><text:span text:style-name="T1"> Bis zu 8 m (abhängig von den Reflexionseigenschaften des Ziels und den Umgebungsbedingungen)</text:span></text:p>
            </text:list-item>
          </text:list>
        </text:list-item>
        <text:list-item>
          <text:p text:style-name="P9"><text:span text:style-name="Strong_20_Emphasis"><text:span text:style-name="T1">Genauigkeit:</text:span></text:span><text:span text:style-name="T1"> Typischerweise ±5 mm bei kurzen Distanzen</text:span></text:p>
        </text:list-item>
        <text:list-item>
          <text:p text:style-name="P9"><text:span text:style-name="Strong_20_Emphasis"><text:span text:style-name="T1">Auflösung:</text:span></text:span><text:span text:style-name="T1"> 1 mm</text:span></text:p>
        </text:list-item>
        <text:list-item>
          <text:p text:style-name="P9"><text:span text:style-name="Strong_20_Emphasis"><text:span text:style-name="T1">Ansprechzeit:</text:span></text:span><text:span text:style-name="T1"> Weniger als 30 ms für eine einzelne Messung</text:span></text:p>
        </text:list-item>
        <text:list-item>
          <text:p text:style-name="P8"><text:span text:style-name="Strong_20_Emphasis"><text:span text:style-name="T1">Field of View (FoV):</text:span></text:span><text:span text:style-name="T1"> 18° x 18° (typisch)</text:span></text:p>
        </text:list-item>
      </text:list>
      <text:h text:style-name="P4" text:outline-level="5">Elektrische Eigenschaften</text:h>
      <text:list xml:id="list1902963492" text:style-name="L3">
        <text:list-item>
          <text:p text:style-name="P11"><text:span text:style-name="Strong_20_Emphasis"><text:span text:style-name="T1">Betriebsspannung:</text:span></text:span><text:span text:style-name="T1"> 2.6V bis 3.5V DC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Messbetrieb:</text:span></text:span><text:span text:style-name="T1"> Typisch 20 mA</text:span></text:p>
            </text:list-item>
            <text:list-item>
              <text:p text:style-name="P11"><text:span text:style-name="Strong_20_Emphasis"><text:span text:style-name="T1">Standby-Modus:</text:span></text:span><text:span text:style-name="T1"> &lt;1 µA</text:span></text:p>
            </text:list-item>
          </text:list>
        </text:list-item>
        <text:list-item>
          <text:p text:style-name="P11"><text:span text:style-name="Strong_20_Emphasis"><text:span text:style-name="T1">Schnittstelle:</text:span></text:span><text:span text:style-name="T1"> I2C (Inter-Integrated Circuit)</text:span></text:p>
        </text:list-item>
        <text:list-item>
          <text:p text:style-name="P10"><text:span text:style-name="Strong_20_Emphasis"><text:span text:style-name="T1">I2C-Adresse:</text:span></text:span><text:span text:style-name="T1"> Standardadresse 0x29, änderbar</text:span></text:p>
        </text:list-item>
      </text:list>
      <text:h text:style-name="P4" text:outline-level="5">Physische Eigenschaften</text:h>
      <text:list xml:id="list628836428" text:style-name="L4">
        <text:list-item>
          <text:p text:style-name="P13"><text:span text:style-name="Strong_20_Emphasis"><text:span text:style-name="T1">Abmessungen:</text:span></text:span></text:p>
          <text:list>
            <text:list-item>
              <text:p text:style-name="P13"><text:span text:style-name="Strong_20_Emphasis"><text:span text:style-name="T1">Länge:</text:span></text:span><text:span text:style-name="T1"> Ca. 12 mm</text:span></text:p>
            </text:list-item>
            <text:list-item>
              <text:p text:style-name="P13"><text:span text:style-name="Strong_20_Emphasis"><text:span text:style-name="T1">Breite:</text:span></text:span><text:span text:style-name="T1"> Ca. 4 mm</text:span></text:p>
            </text:list-item>
            <text:list-item>
              <text:p text:style-name="P13"><text:span text:style-name="Strong_20_Emphasis"><text:span text:style-name="T1">Höhe:</text:span></text:span><text:span text:style-name="T1"> Ca. 1.5 mm</text:span></text:p>
            </text:list-item>
          </text:list>
        </text:list-item>
        <text:list-item>
          <text:p text:style-name="P13"><text:span text:style-name="Strong_20_Emphasis"><text:span text:style-name="T1">Gehäuse:</text:span></text:span><text:span text:style-name="T1"> Miniaturisiertes, robustes Gehäuse</text:span></text:p>
        </text:list-item>
        <text:list-item>
          <text:p text:style-name="P12"><text:span text:style-name="Strong_20_Emphasis"><text:span text:style-name="T1">Umgebungsschutz:</text:span></text:span><text:span text:style-name="T1"> Schutz gegen Staub und leichte Feuchtigkeit (keine IP-Zertifizierung)</text:span></text:p>
        </text:list-item>
      </text:list>
      <text:h text:style-name="P3" text:outline-level="4"><text:soft-page-break/>Funktionen und Merkmale</text:h>
      <text:list xml:id="list3195442419" text:style-name="L5">
        <text:list-item>
          <text:p text:style-name="P15"><text:span text:style-name="Strong_20_Emphasis"><text:span text:style-name="T1">Multizonen-Fähigkeit:</text:span></text:span><text:span text:style-name="T1"> Unterstützung für Messungen in mehreren Zonen gleichzeitig, ideal für Gestenerkennung und 3D-Raumerfassung.</text:span></text:p>
        </text:list-item>
        <text:list-item>
          <text:p text:style-name="P15"><text:span text:style-name="Strong_20_Emphasis"><text:span text:style-name="T1">Hohe Präzision und Schnelligkeit:</text:span></text:span><text:span text:style-name="T1"> Schnelle und genaue Messungen, ideal für Echtzeitanwendungen.</text:span></text:p>
        </text:list-item>
        <text:list-item>
          <text:p text:style-name="P15"><text:span text:style-name="Strong_20_Emphasis"><text:span text:style-name="T1">Geringer Stromverbrauch:</text:span></text:span><text:span text:style-name="T1"> Optimiert für batteriebetriebene Geräte.</text:span></text:p>
        </text:list-item>
        <text:list-item>
          <text:p text:style-name="P14"><text:span text:style-name="Strong_20_Emphasis"><text:span text:style-name="T1">Integrierte Kalibrierung:</text:span></text:span><text:span text:style-name="T1"> Automatische Kalibrierung für zuverlässige und konsistente Messergebnisse.</text:span></text:p>
        </text:list-item>
      </text:list>
      <text:h text:style-name="P3" text:outline-level="4">Anwendungsbereiche</text:h>
      <text:list xml:id="list723465799" text:style-name="L6">
        <text:list-item>
          <text:p text:style-name="P17"><text:span text:style-name="Strong_20_Emphasis"><text:span text:style-name="T1">Robotik:</text:span></text:span><text:span text:style-name="T1"> Einsatz in Robotern zur Hinderniserkennung und Navigation.</text:span></text:p>
        </text:list-item>
        <text:list-item>
          <text:p text:style-name="P17"><text:span text:style-name="Strong_20_Emphasis"><text:span text:style-name="T1">Gestenerkennung:</text:span></text:span><text:span text:style-name="T1"> Erfassen von Bewegungen und Gesten für interaktive Systeme.</text:span></text:p>
        </text:list-item>
        <text:list-item>
          <text:p text:style-name="P17"><text:span text:style-name="Strong_20_Emphasis"><text:span text:style-name="T1">Industrielle Automatisierung:</text:span></text:span><text:span text:style-name="T1"> Messung von Distanzen in Produktionsprozessen, Überwachung von Maschinenbewegungen.</text:span></text:p>
        </text:list-item>
        <text:list-item>
          <text:p text:style-name="P16"><text:span text:style-name="Strong_20_Emphasis"><text:span text:style-name="T1">Sicherheitssysteme:</text:span></text:span><text:span text:style-name="T1"> Überwachung und Erkennung von Bewegungen in Sicherheitsanwendungen.</text:span></text:p>
        </text:list-item>
      </text:list>
      <text:h text:style-name="P3" text:outline-level="4">Sicherheits- und Nutzungsrichtlinien</text:h>
      <text:list xml:id="list358965830" text:style-name="L7">
        <text:list-item>
          <text:p text:style-name="P18"><text:span text:style-name="Strong_20_Emphasis"><text:span text:style-name="T1">Betriebssicherheit:</text:span></text:span></text:p>
          <text:list>
            <text:list-item>
              <text:p text:style-name="P23">Vermeiden Sie direkte Ausrichtung auf stark reflektierende Oberflächen, die die Genauigkeit beeinträchtigen könnten.</text:p>
            </text:list-item>
            <text:list-item>
              <text:p text:style-name="P23">Schutz vor starker Feuchtigkeit und Schmutzansammlungen, um die Optik des Sensors nicht zu beeinträchtigen.</text:p>
            </text:list-item>
          </text:list>
        </text:list-item>
        <text:list-item>
          <text:p text:style-name="P18"><text:span text:style-name="Strong_20_Emphasis"><text:span text:style-name="T1">Installation:</text:span></text:span></text:p>
          <text:list>
            <text:list-item>
              <text:p text:style-name="P23">Platzieren Sie den Sensor in einer Position, die eine klare Sichtlinie zum Ziel ermöglicht, um die besten Messungen zu gewährleisten.</text:p>
            </text:list-item>
            <text:list-item>
              <text:p text:style-name="P24">Sicherstellen, dass keine physischen Hindernisse den Strahlengang stören.</text:p>
            </text:list-item>
          </text:list>
        </text:list-item>
      </text:list>
      <text:h text:style-name="P3" text:outline-level="4">Verpackung und Lieferung</text:h>
      <text:list xml:id="list330406596" text:style-name="L8">
        <text:list-item>
          <text:p text:style-name="P20"><text:span text:style-name="Strong_20_Emphasis"><text:span text:style-name="T1">Lieferumfang:</text:span></text:span></text:p>
          <text:list>
            <text:list-item>
              <text:p text:style-name="P25">senseBox ToF-Distanzsensor (VL53L8CX)</text:p>
            </text:list-item>
            <text:list-item>
              <text:p text:style-name="P25">Verbindungskabel für I2C-Anschluss</text:p>
            </text:list-item>
            <text:list-item>
              <text:p text:style-name="P25">Kurzanleitung zur Inbetriebnahme</text:p>
            </text:list-item>
          </text:list>
        </text:list-item>
        <text:list-item>
          <text:p text:style-name="P19"><text:span text:style-name="Strong_20_Emphasis"><text:span text:style-name="T1">Verpackung:</text:span></text:span><text:span text:style-name="T1"> Antistatische Verpackung zum Schutz vor elektrostatischen Entladungen und mechanischen Schäden</text:span></text:p>
        </text:list-item>
      </text:list>
      <text:h text:style-name="P3" text:outline-level="4">Hinweise und Empfehlungen</text:h>
      <text:list xml:id="list2187399675" text:style-name="L9">
        <text:list-item>
          <text:p text:style-name="P22"><text:span text:style-name="Strong_20_Emphasis"><text:span text:style-name="T1">Kompatibilität:</text:span></text:span><text:span text:style-name="T1"> Kann mit der senseBox MCU und anderen Mikrocontroller-Plattformen, die I2C unterstützen, verwendet werden.</text:span></text:p>
        </text:list-item>
        <text:list-item>
          <text:p text:style-name="P22"><text:span text:style-name="Strong_20_Emphasis"><text:span text:style-name="T1">Firmware und Software:</text:span></text:span><text:span text:style-name="T1"> Unterstützung durch Treiber und Beispielsoftware für einfache Integration und Entwicklung.</text:span></text:p>
        </text:list-item>
        <text:list-item>
          <text:p text:style-name="P21"><text:soft-page-break/><text:span text:style-name="Strong_20_Emphasis"><text:span text:style-name="T1">Wartung:</text:span></text:span><text:span text:style-name="T1"> Regelmäßige Reinigung der Optikfläche, um Staub und Schmutz zu entfernen, der die Messgenauigkeit beeinträchtigen könnte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umfassende Übersicht über die technischen Spezifikationen, Funktionen und Anwendungsmöglichkeiten des senseBox ToF-Distanzsensors mit dem VL53L8CX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5:49.202667985</meta:creation-date>
    <dc:date>2024-07-30T14:36:00.942044658</dc:date>
    <meta:editing-duration>PT12S</meta:editing-duration>
    <meta:editing-cycles>1</meta:editing-cycles>
    <meta:document-statistic meta:table-count="0" meta:image-count="0" meta:object-count="0" meta:page-count="3" meta:paragraph-count="58" meta:word-count="475" meta:character-count="3836" meta:non-whitespace-character-count="3464"/>
    <meta:generator>LibreOffice/7.3.7.2$Linux_X86_64 LibreOffice_project/30$Build-2</meta:generator>
  </office:meta>
</office:document-meta>
</file>